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1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4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45" style:family="paragraph" style:parent-style-name="Footer">
      <style:text-properties fo:font-size="8pt" style:font-size-asian="8pt" style:font-size-complex="8pt"/>
    </style:style>
    <style:style style:name="P4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4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0" style:family="paragraph" style:parent-style-name="Footer">
      <style:text-properties fo:font-style="italic" style:font-style-asian="italic"/>
    </style:style>
    <style:style style:name="P51" style:family="paragraph" style:parent-style-name="Footer">
      <style:text-properties style:font-name="Arial" fo:font-size="7pt" style:font-size-asian="7pt" style:font-name-complex="Arial" style:font-size-complex="7pt"/>
    </style:style>
    <style:style style:name="P52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42f8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6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6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8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9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7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7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221f1f" fo:letter-spacing="-0.007cm" fo:font-style="italic" style:font-style-asian="italic" style:font-name-complex="Lucida Sans" style:font-style-complex="italic"/>
    </style:style>
    <style:style style:name="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2ee3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23c3b9"/>
    </style:style>
    <style:style style:name="T14" style:family="text">
      <style:text-properties style:font-name="Colibri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3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2"><text:placeholder text:placeholder-type="text">&lt;line.name or ''&gt;</text:placeholder></text:p>
          </table:table-cell>
          <table:table-cell table:style-name="Tabella4.A3" office:value-type="string">
            <text:p text:style-name="P55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5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4"><text:placeholder text:placeholder-type="text">&lt;if test="line.discount != 0.00"&gt;</text:placeholder></text:span><text:placeholder text:placeholder-type="text">&lt;formatLang(line.discount)&gt;</text:placeholder><text:span text:style-name="T14"><text:placeholder text:placeholder-type="text">&lt;/if&gt;</text:placeholder></text:span></text:p>
          </table:table-cell>
          <table:table-cell table:style-name="Tabella4.A3" office:value-type="string">
            <text:p text:style-name="P5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56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 style:master-page-name="">
      <style:table-properties style:width="19.001cm" style:page-number="auto" table:align="margins"/>
    </style:style>
    <style:style style:name="TabellaPie.A" style:family="table-column">
      <style:table-column-properties style:column-width="3.401cm" style:rel-column-width="11729*"/>
    </style:style>
    <style:style style:name="TabellaPie.B" style:family="table-column">
      <style:table-column-properties style:column-width="1.3cm" style:rel-column-width="4483*"/>
    </style:style>
    <style:style style:name="TabellaPie.C" style:family="table-column">
      <style:table-column-properties style:column-width="0.042cm" style:rel-column-width="146*"/>
    </style:style>
    <style:style style:name="TabellaPie.D" style:family="table-column">
      <style:table-column-properties style:column-width="2.157cm" style:rel-column-width="7440*"/>
    </style:style>
    <style:style style:name="TabellaPie.E" style:family="table-column">
      <style:table-column-properties style:column-width="2.588cm" style:rel-column-width="8924*"/>
    </style:style>
    <style:style style:name="TabellaPie.F" style:family="table-column">
      <style:table-column-properties style:column-width="0.612cm" style:rel-column-width="2111*"/>
    </style:style>
    <style:style style:name="TabellaPie.G" style:family="table-column">
      <style:table-column-properties style:column-width="0.6cm" style:rel-column-width="2068*"/>
    </style:style>
    <style:style style:name="TabellaPie.H" style:family="table-column">
      <style:table-column-properties style:column-width="0.801cm" style:rel-column-width="2762*"/>
    </style:style>
    <style:style style:name="TabellaPie.I" style:family="table-column">
      <style:table-column-properties style:column-width="2.734cm" style:rel-column-width="9429*"/>
    </style:style>
    <style:style style:name="TabellaPie.J" style:family="table-column">
      <style:table-column-properties style:column-width="0.266cm" style:rel-column-width="918*"/>
    </style:style>
    <style:style style:name="TabellaPie.K" style:family="table-column">
      <style:table-column-properties style:column-width="1.498cm" style:rel-column-width="5165*"/>
    </style:style>
    <style:style style:name="TabellaPie.L" style:family="table-column">
      <style:table-column-properties style:column-width="3.004cm" style:rel-column-width="10360*"/>
    </style:style>
    <style:style style:name="TabellaPie.A1" style:family="table-cell">
      <style:table-cell-properties fo:padding-left="0.191cm" fo:padding-right="0.191cm" fo:padding-top="0cm" fo:padding-bottom="0cm" fo:border-left="none" fo:border-right="none" fo:border-top="0.05pt solid #000000" fo:border-bottom="none" style:writing-mode="lr-tb"/>
    </style:style>
    <style:style style:name="TabellaPie.2" style:family="table-row">
      <style:table-row-properties style:min-row-height="0.122cm"/>
    </style:style>
    <style:style style:name="TabellaPie.A2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6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42f89" style:font-size-asian="10pt" style:font-weight-asian="bold" style:font-size-complex="10pt" style:font-weight-complex="bold"/>
    </style:style>
    <style:style style:name="MP56" style:family="paragraph" style:parent-style-name="Footer">
      <style:text-properties fo:font-size="8pt" style:font-size-asian="8pt" style:font-size-complex="8pt"/>
    </style:style>
    <style:style style:name="MP57" style:family="paragraph" style:parent-style-name="Footer">
      <style:text-properties fo:font-style="italic" style:font-style-asian="italic"/>
    </style:style>
    <style:style style:name="MP58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221f1f" fo:letter-spacing="-0.007cm" fo:font-style="italic" style:font-style-asian="italic" style:font-name-complex="Lucida Sans" style:font-style-complex="italic"/>
    </style:style>
    <style:style style:name="M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32ee30"/>
    </style:style>
    <style:style style:name="MT10" style:family="text">
      <style:text-properties fo:font-size="8pt" style:font-size-asian="8pt" style:font-size-complex="8pt"/>
    </style:style>
    <style:style style:name="MT11" style:family="text">
      <style:text-properties fo:font-style="italic" style:font-style-asian="italic"/>
    </style:style>
    <style:style style:name="MT12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placeholder text:placeholder-type="text">&lt;o.partner_id.vat or ''&gt;</text:placeholder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BANCA APPOGGIO</text:p>
              <text:p text:style-name="MP25"><text:span text:style-name="MT3"><text:placeholder text:placeholder-type="text">&lt;if test="o.partner_bank_id"&gt;</text:placeholder></text:span><text:span text:style-name="MT4"><text:placeholder text:placeholder-type="text">&lt;o.partner_bank_id.bank.name&gt;</text:placeholder></text:span><text:span text:style-name="MT5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6"><text:text-input text:description="&lt;formatLang(move_line.date_maturity,date='true')&gt;">$4400</text:text-input></text:span><text:span text:style-name="MT6"> - </text:span><text:span text:style-name="MT7"><text:placeholder text:placeholder-type="text">&lt;o.currency_id.symbol or ''&gt;</text:placeholder></text:span><text:span text:style-name="MT7"> </text:span><text:span text:style-name="MT6"><text:text-input text:description="&lt;formatLang(move_line.debit)&gt;">$4400</text:text-input></text:span></text:p>
              <text:p text:style-name="MP30"><text:span text:style-name="MT6"><text:text-input text:description="&lt;/if&gt;">end if</text:text-input></text:span><text:span text:style-name="MT6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H"/>
          <table:table-column table:style-name="TabellaPie.I"/>
          <table:table-column table:style-name="TabellaPie.J"/>
          <table:table-column table:style-name="TabellaPie.K"/>
          <table:table-column table:style-name="TabellaPie.L"/>
          <table:table-row>
            <table:table-cell table:style-name="TabellaPie.A1" table:number-rows-spanned="3" table:number-columns-spanned="8" office:value-type="string">
              <text:p text:style-name="MP33">ANNOTAZIONI</text:p>
              <text:p text:style-name="MP34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1" table:number-columns-spanned="2" office:value-type="string">
              <text:p text:style-name="MP35">IMPONIBILE</text:p>
            </table:table-cell>
            <table:covered-table-cell/>
            <table:table-cell table:style-name="TabellaPie.A1" office:value-type="string">
              <text:p text:style-name="MP35">IVA</text:p>
            </table:table-cell>
            <table:table-cell table:style-name="TabellaPie.A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2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2" table:number-rows-spanned="2" table:number-columns-spanned="2" office:value-type="string">
              <text:p text:style-name="MP38"><text:span text:style-name="MT8"><text:placeholder text:placeholder-type="text">&lt;o.currency_id.symbol or ''&gt;</text:placeholder></text:span><text:span text:style-name="MT8"> </text:span><text:placeholder text:placeholder-type="text">&lt;italian_number(line.base) or ''&gt;</text:placeholder></text:p>
            </table:table-cell>
            <table:covered-table-cell/>
            <table:table-cell table:style-name="TabellaPie.A2" table:number-rows-spanned="2" office:value-type="string">
              <text:p text:style-name="MP39"><text:placeholder text:placeholder-type="text">&lt;line.name.replace('(debito)','').replace('(credito)','') or ''&gt;</text:placeholder></text:p>
            </table:table-cell>
            <table:table-cell table:style-name="TabellaPie.A2" table:number-rows-spanned="2" office:value-type="string">
              <text:p text:style-name="MP40"><text:span text:style-name="MT8"><text:placeholder text:placeholder-type="text">&lt;o.currency_id.symbol or ''&gt;</text:placeholder></text:span><text:span text:style-name="MT8"> </text:span><text:placeholder text:placeholder-type="text">&lt;italian_number(line.amount) or ''&gt;</text:placeholder></text:p>
            </table:table-cell>
          </table:table-row>
          <table:table-row>
            <table:table-cell table:style-name="TabellaPie.A2" table:number-rows-spanned="2" office:value-type="string">
              <text:p text:style-name="MP41">CAUSALE</text:p>
            </table:table-cell>
            <table:table-cell table:style-name="TabellaPie.A2" table:number-rows-spanned="2" office:value-type="string">
              <text:p text:style-name="MP42">% <text:span text:style-name="MT9">SC.</text:span></text:p>
            </table:table-cell>
            <table:table-cell table:style-name="TabellaPie.A2" table:number-rows-spanned="2" table:number-columns-spanned="2" office:value-type="string">
              <text:p text:style-name="MP41">IMPORTO SCONTO</text:p>
            </table:table-cell>
            <table:covered-table-cell/>
            <table:table-cell table:style-name="TabellaPie.A2" table:number-rows-spanned="2" table:number-columns-spanned="2" office:value-type="string">
              <text:p text:style-name="MP41">TOTALE MERCE</text:p>
            </table:table-cell>
            <table:covered-table-cell/>
            <table:table-cell table:style-name="TabellaPie.A2" table:number-rows-spanned="2" table:number-columns-spanned="2" office:value-type="string">
              <text:p text:style-name="MP43">SPES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2" table:number-columns-spanned="4" office:value-type="string">
              <text:p text:style-name="MP44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A2" table:number-columns-spanned="2" office:value-type="string">
              <text:p text:style-name="MP41">ASPETTO DEI BENI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1">N. COLLI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1">TRASPORTO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3">RIMBORSI</text:p>
              <text:p text:style-name="MP46"/>
            </table:table-cell>
            <table:covered-table-cell/>
            <table:table-cell table:style-name="TabellaPie.A2" table:number-columns-spanned="2" office:value-type="string">
              <text:p text:style-name="MP47">TOTALE IMPONIBILE</text:p>
              <text:p text:style-name="MP48"><text:placeholder text:placeholder-type="text">&lt;o.amount_untaxed&gt;</text:placeholder></text:p>
            </table:table-cell>
            <table:covered-table-cell/>
            <table:table-cell table:style-name="TabellaPie.A2" table:number-columns-spanned="2" office:value-type="string">
              <text:p text:style-name="MP49">TOTALE IVA</text:p>
              <text:p text:style-name="MP50"><text:placeholder text:placeholder-type="text">&lt;o.amount_tax&gt;</text:placeholder></text:p>
            </table:table-cell>
            <table:covered-table-cell/>
          </table:table-row>
          <table:table-row>
            <table:table-cell table:style-name="TabellaPie.A2" office:value-type="string">
              <text:p text:style-name="MP49">TRASPORTO CURA DEL</text:p>
              <text:p text:style-name="MP51"/>
            </table:table-cell>
            <table:table-cell table:style-name="TabellaPie.A2" table:number-columns-spanned="3" office:value-type="string">
              <text:p text:style-name="MP49">INIZIO TRASPORTO</text:p>
              <text:p text:style-name="MP51"/>
            </table:table-cell>
            <table:covered-table-cell/>
            <table:covered-table-cell/>
            <table:table-cell table:style-name="TabellaPie.A2" table:number-columns-spanned="3" office:value-type="string">
              <text:p text:style-name="MP52">FIRMA DEL CONDUCENTE</text:p>
              <text:p text:style-name="MP53"/>
            </table:table-cell>
            <table:covered-table-cell/>
            <table:covered-table-cell/>
            <table:table-cell table:style-name="TabellaPie.A2" table:number-columns-spanned="3" office:value-type="string">
              <text:p text:style-name="MP54">FIRMA DEL DESTINATARIO</text:p>
            </table:table-cell>
            <table:covered-table-cell/>
            <table:covered-table-cell/>
            <table:table-cell table:style-name="TabellaPie.A2" table:number-rows-spanned="2" table:number-columns-spanned="2" office:value-type="string">
              <text:p text:style-name="MP49">TOTALE DOCUMENTO</text:p>
              <text:p text:style-name="MP49"/>
              <text:p text:style-name="MP55"><text:placeholder text:placeholder-type="text">&lt;o.currency_id.name or ''&gt;</text:placeholder> <text:span text:style-name="MT8"><text:placeholder text:placeholder-type="text">&lt;o.amount_total&gt;</text:placeholder></text:span></text:p>
            </table:table-cell>
            <table:covered-table-cell/>
          </table:table-row>
          <table:table-row>
            <table:table-cell table:style-name="TabellaPie.A2" table:number-columns-spanned="4" office:value-type="string">
              <text:p text:style-name="MP49">VETTORI, RAGIONE SOCIALE E INDIRIZZO</text:p>
              <text:p text:style-name="MP51"/>
            </table:table-cell>
            <table:covered-table-cell/>
            <table:covered-table-cell/>
            <table:covered-table-cell/>
            <table:table-cell table:style-name="TabellaPie.A2" table:number-columns-spanned="2" office:value-type="string">
              <text:p text:style-name="MP49">FIRMA DEL VETTORE</text:p>
              <text:p text:style-name="MP51"/>
            </table:table-cell>
            <table:covered-table-cell/>
            <table:table-cell table:style-name="TabellaPie.A2" table:number-columns-spanned="4" office:value-type="string">
              <text:p text:style-name="MP52">DATA E ORA RITIRO</text:p>
              <text:p text:style-name="MP5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Pie.A2" table:number-columns-spanned="3" office:value-type="string">
              <text:p text:style-name="MP56"/>
            </table:table-cell>
            <table:covered-table-cell/>
            <table:covered-table-cell/>
            <table:table-cell table:style-name="TabellaPie.A2" table:number-columns-spanned="2" office:value-type="string">
              <text:p text:style-name="MP57"/>
            </table:table-cell>
            <table:covered-table-cell/>
            <table:table-cell table:style-name="TabellaPie.A2" table:number-columns-spanned="4" office:value-type="string">
              <text:p text:style-name="MP58"/>
            </table:table-cell>
            <table:covered-table-cell/>
            <table:covered-table-cell/>
            <table:covered-table-cell/>
            <table:table-cell table:style-name="TabellaPie.A2" table:number-columns-spanned="3" office:value-type="string">
              <text:p text:style-name="Footer"/>
            </table:table-cell>
            <table:covered-table-cell/>
            <table:covered-table-cell/>
          </table:table-row>
          <table:table-row>
            <table:table-cell table:style-name="TabellaPie.A2" table:number-columns-spanned="3" office:value-type="string">
              <text:p text:style-name="MP56">Iscrizione Registro Imprese di Perugia Nr PG – 290910</text:p>
              <text:p text:style-name="Footer"><text:span text:style-name="Car._20_predefinito_20_paragrafo"><text:span text:style-name="MT10">Cap. Sociale € 40.000,00</text:span></text:span></text:p>
            </table:table-cell>
            <table:covered-table-cell/>
            <table:covered-table-cell/>
            <table:table-cell table:style-name="TabellaPie.A2" table:number-columns-spanned="2" office:value-type="string">
              <text:p text:style-name="MP57">Tel +390757750400</text:p>
              <text:p text:style-name="Footer"><text:span text:style-name="Car._20_predefinito_20_paragrafo"><text:span text:style-name="MT11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1">www.sinfocom.it</text:span></text:span></text:a></text:p>
              <text:p text:style-name="Footer"><text:span text:style-name="Car._20_predefinito_20_paragrafo"><text:span text:style-name="MT11">Email info@sinfocom.it</text:span></text:span></text:p>
            </table:table-cell>
            <table:covered-table-cell/>
            <table:table-cell table:style-name="TabellaPie.A2" table:number-columns-spanned="4" office:value-type="string">
              <text:p text:style-name="MP58">Banca</text:p>
              <text:p text:style-name="MP58">Banca Popolare di Spoleto</text:p>
              <text:p text:style-name="MP58">Ag. Ponte San Giovanni</text:p>
              <text:p text:style-name="MP58">ABI CAB 05704 03001</text:p>
              <text:p text:style-name="MP58">C/C 000000133000</text:p>
              <text:p text:style-name="MP58">IBAN IT81D0570403001000000133000</text:p>
              <text:p text:style-name="Footer"><text:span text:style-name="Car._20_predefinito_20_paragrafo"><text:span text:style-name="MT12">BIC / SWIFT BPSIT3SXXX</text:span></text:span></text:p>
            </table:table-cell>
            <table:covered-table-cell/>
            <table:covered-table-cell/>
            <table:covered-table-cell/>
            <table:table-cell table:style-name="TabellaPie.A2" table:number-columns-spanned="3" office:value-type="string">
              <text:p text:style-name="Footer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7:48:37.903000000</dc:date>
    <meta:print-date>2015-11-01T17:36:21.213000000</meta:print-date>
    <meta:editing-cycles>14</meta:editing-cycles>
    <meta:editing-duration>PT3H38M47S</meta:editing-duration>
    <meta:document-statistic meta:table-count="5" meta:image-count="1" meta:object-count="0" meta:page-count="2" meta:paragraph-count="98" meta:word-count="294" meta:character-count="2533" meta:non-whitespace-character-count="2294"/>
    <meta:template xlink:type="simple" xlink:actuate="onRequest" xlink:title="" xlink:href="../Carta%20Intestata%20Sinfocom%20Versione%202.odt/Normal"/>
  </office:meta>
</office:document-meta>
</file>